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_5f_first">
      <style:text-properties officeooo:paragraph-rsid="0083d6b2"/>
    </style:style>
    <style:style style:name="P3" style:family="paragraph" style:parent-style-name="paragraph">
      <style:text-properties officeooo:paragraph-rsid="00337676"/>
    </style:style>
    <style:style style:name="P4" style:family="paragraph" style:parent-style-name="paragraph">
      <style:text-properties officeooo:rsid="00337676" officeooo:paragraph-rsid="00337676"/>
    </style:style>
    <style:style style:name="P5" style:family="paragraph" style:parent-style-name="paragraph">
      <style:text-properties officeooo:rsid="00337676" officeooo:paragraph-rsid="003c42e0"/>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67fdfa"/>
    </style:style>
    <style:style style:name="P10" style:family="paragraph" style:parent-style-name="paragraph">
      <style:text-properties officeooo:rsid="0067fdfa"/>
    </style:style>
    <style:style style:name="P11" style:family="paragraph" style:parent-style-name="paragraph">
      <style:text-properties officeooo:rsid="0067fdfa" officeooo:paragraph-rsid="0067fdfa"/>
    </style:style>
    <style:style style:name="P12" style:family="paragraph" style:parent-style-name="paragraph">
      <style:text-properties officeooo:paragraph-rsid="006932f4"/>
    </style:style>
    <style:style style:name="P13" style:family="paragraph" style:parent-style-name="paragraph">
      <style:text-properties officeooo:paragraph-rsid="006a68d4"/>
    </style:style>
    <style:style style:name="P14" style:family="paragraph" style:parent-style-name="paragraph">
      <style:text-properties officeooo:paragraph-rsid="006e60f3"/>
    </style:style>
    <style:style style:name="P15" style:family="paragraph" style:parent-style-name="paragraph">
      <style:text-properties officeooo:paragraph-rsid="00704cb7"/>
    </style:style>
    <style:style style:name="P16" style:family="paragraph" style:parent-style-name="paragraph">
      <style:text-properties officeooo:paragraph-rsid="00707f84"/>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483f8" officeooo:paragraph-rsid="007483f8"/>
    </style:style>
    <style:style style:name="P20" style:family="paragraph" style:parent-style-name="paragraph">
      <style:text-properties officeooo:paragraph-rsid="007a0a91"/>
    </style:style>
    <style:style style:name="P21" style:family="paragraph" style:parent-style-name="paragraph">
      <style:text-properties officeooo:paragraph-rsid="007e4388"/>
    </style:style>
    <style:style style:name="P22" style:family="paragraph" style:parent-style-name="paragraph">
      <style:text-properties officeooo:paragraph-rsid="008462a4"/>
    </style:style>
    <style:style style:name="P23" style:family="paragraph" style:parent-style-name="paragraph">
      <style:text-properties officeooo:paragraph-rsid="0086178e"/>
    </style:style>
    <style:style style:name="P24" style:family="paragraph" style:parent-style-name="paragraph">
      <style:text-properties officeooo:paragraph-rsid="00876327"/>
    </style:style>
    <style:style style:name="P25" style:family="paragraph" style:parent-style-name="paragraph">
      <style:text-properties officeooo:paragraph-rsid="0089aeb0"/>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style:style style:name="T18" style:family="text">
      <style:text-properties officeooo:rsid="007a0a91"/>
    </style:style>
    <style:style style:name="T19" style:family="text">
      <style:text-properties officeooo:rsid="007d845e"/>
    </style:style>
    <style:style style:name="T20" style:family="text">
      <style:text-properties officeooo:rsid="007e4388"/>
    </style:style>
    <style:style style:name="T21" style:family="text">
      <style:text-properties officeooo:rsid="0083d6b2"/>
    </style:style>
    <style:style style:name="T22" style:family="text">
      <style:text-properties officeooo:rsid="008462a4"/>
    </style:style>
    <style:style style:name="T23" style:family="text">
      <style:text-properties officeooo:rsid="0086178e"/>
    </style:style>
    <style:style style:name="T24" style:family="text">
      <style:text-properties officeooo:rsid="0089ae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3"><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4">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3"><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3"><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5"><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10">java -version</text:p>
      <text:p text:style-name="P9"><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10">apt-get install openjdk-6-jre</text:p>
      <text:p text:style-name="P11">zu installieren. Nachdem das Download-Package mit der höchsten Versionsnummer heruntergeladen und entpackt wurde, ist das Shell-Script </text:p>
      <text:p text:style-name="P11">$/workflows/run_setup1.sh</text:p>
      <text:p text:style-name="P11">auszuführen, woraufhin anschließend die einzelnen Tools und Workflows direkt oder über das dazugehörige Shell-Script aufgerufen werden können. </text:p>
      <text:p text:style-name="P9"><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1">apt-get install texlive-latex-base </text:p>
      <text:p text:style-name="P11">apt-get install texlive-latex-memoir </text:p>
      <text:p text:style-name="P11">apt-get install texlive-lang-german</text:p>
      <text:p text:style-name="P11">können die benötigten Pakete eingerichtet werden. </text:p>
      <text:p text:style-name="P11">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2"><text:span text:style-name="keyword"><text:span text:style-name="T21">bommanager1</text:span></text:span><text:span text:style-name="T21"> unter $/bommanager/bommanager1/ kann </text:span><text:a xlink:type="simple" xlink:href="https://de.wikipedia.org/wiki/Byte_Order_Mark"><text:span text:style-name="T21">Byte Order Mark</text:span></text:a><text:span text:style-name="T21"> einer Datei hinzufügen oder entfernen. Da die Tools alle auf UTF-8 beschränkt sind, wird nur die UTF-8-BOM unterstützt. Per Kommandozeilen-Argument wird die Eingabe-Datei, die Option „add“ oder „remove“ und dann die Ausgabe-Datei mitgeteilt. Eingabe- und Ausgabe-Datei können dieselbe sein.</text:span></text:p>
      <text:p text:style-name="paragraph"><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text:span></text:p>
      <text:p text:style-name="P12"><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text:span><text:soft-page-break/><text:span text:style-name="T8">Spalten mit einer XML-Tagnamen-Zuordnung versehen werden.</text:span></text:p>
      <text:p text:style-name="P12"><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2"><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2"><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text:span><text:span text:style-name="T19">Neben der Dateitypen-Konfigurationsdatei kann das Verzeichnis, auf dem der Dialog zu Beginn stehen soll, per Kommandozeile mitgegeben werden. </text:span><text:span text:style-name="T8">Ist eine Auswahl erfolgt, wird der absolute Pfad der ausgewählten Datei auf stdout ausgegeben. Abseits der Aufrufe durch andere Tools und Workflows gibt es keinen Verwendungszweck für file_picker1.</text:span></text:p>
      <text:p text:style-name="P21"><text:span text:style-name="keyword"><text:span text:style-name="T22">option_picker1</text:span></text:span><text:span text:style-name="T22"> unter</text:span><text:span text:style-name="T8"> $/gui/</text:span><text:span text:style-name="T20">option</text:span><text:span text:style-name="T8">_picker/</text:span><text:span text:style-name="T20">option</text:span><text:span text:style-name="T8">_picker1/ dient der Workflow-Unterstützung, indem </text:span><text:span text:style-name="T20">in Form eines Dialogs über eine Drop-Down-Auswahlbox aus mehreren Einträgen eine Option ausgewählt werden kann. In der Konfigurationsdatei, die per Kommandozeilenargument mitgegeben werden muss, können die Anzeigenamen, längeren Beschreibungstexte und internen IDs der einzelnen Optionen festgelegt werden; letztere wird bei Bestätigung des Dialogs auf stdout ausgegeben. Überdies muss die Beschriftung des Dialogfensters hinterlegt werden. </text:span><text:span text:style-name="T8">Abseits der Aufrufe durch andere Tools und Workflows gibt es keinen Verwendungszweck für </text:span><text:span text:style-name="T20">option</text:span><text:span text:style-name="T8">_picker1.</text:span></text:p>
      <text:p text:style-name="P14"><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4"><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text:span><text:soft-page-break/><text:span text:style-name="T11">aufgerufen werden soll, auch per Parameter mitgeteilt werden.</text:span></text:p>
      <text:p text:style-name="P14"><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text:span><text:span text:style-name="T1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5"><text:span text:style-name="keyword"><text:span text:style-name="T12">html2epub1_config_metadata_editor</text:span></text:span><text:span text:style-name="T12"> unter </text:span><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6"><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7"><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text:span><text:span text:style-name="T15">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text:span><text:span text:style-name="T15">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text:span><text:soft-page-break/><text:span text:style-name="T15">angelegt) festgelegt werden. Es findet eine Validierung der Eingabe-XHTML-Datei statt. </text:span><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2"><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3"><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3"><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3"><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text:span><text:span text:style-name="T9">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text:span><text:span text:style-name="T9">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text:span><text:soft-page-break/><text:span text:style-name="T9">config_xhtml1-strict.xml nach config.xml kopiert werden muss, damit der Aufruf für XHTML 1.0 </text:span><text:span text:style-name="T9">Strict erfolgreich </text:span><text:span text:style-name="T10">sein kann</text:span><text:span text:style-name="T9">. </text:span></text:p>
      <text:p text:style-name="P13"><text:span text:style-name="keyword"><text:span text:style-name="T9">html_split1</text:span></text:span><text:span text:style-name="T9"> unter $/html_split/html_split1/ teilt eine XHTML-Eingabedatei in mehrere Ausgabedateien auf, wobei die Aufteilungskriterien in einer Konfigurationsdatei spezifiziert 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24"><text:span text:style-name="keyword"><text:span text:style-name="T14">html_prepare4latex1</text:span></text:span><text:span text:style-name="T14"> unter $/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latex/html_prepare4latex1/entities/ die Datei config_xhtml1-strict.xml nach config.xml kopiert werden muss, damit der Aufruf erfolgreich sein kann.</text:span></text:p>
      <text:p text:style-name="P25"><text:span text:style-name="keyword"><text:span text:style-name="T24">xml</text:span></text:span><text:span text:style-name="keyword"><text:span text:style-name="T14">_prepare4latex1</text:span></text:span><text:span text:style-name="T14"> unter $/latex/</text:span><text:span text:style-name="T24">x</text:span><text:span text:style-name="T14">ml_prepare4latex1/ </text:span><text:span text:style-name="T24">verhält sich wie html_prepare4latex1 mit dem Unterschied, dass keine spezifische Behandlung für XHTML-Dateien erfolgt (DOCTYPE wird weder berücksichtigt noch in die Ausgabe übernommen), sondern LaTeX-Sonderzeichen-Escaping für beliebige XML-Dateien vorgenommen wird. Die Konfigurationsdatei für die automatische Auflösung von DTD-Dateien (welche Definitionen von XML-Entities enthalten können) muss per Kommandozeilen-Argument mitgegeben werden.</text:span></text:p>
      <text:p text:style-name="P18"><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0"><text:span text:style-name="keyword"><text:span text:style-name="T18">schemavalidator1</text:span></text:span><text:span text:style-name="T18"> unter $/schemavalidator/schemavalidator1/ </text:span><text:span text:style-name="T16">ist ein Wrapper, um mithilfe der Java-Standardlibrary eine X</text:span><text:span text:style-name="T18">ML-Schema-Validierung</text:span><text:span text:style-name="T16"> durchführen zu können, ohne ein externes Programm dafür aufrufen zu müssen. </text:span><text:span text:style-name="T18">Neben der XML-Eingabedatei und dem Schema muss eine Konfigurationsdatei mitgeteilt werden, in welcher die DTDs der verwendeten XML-Entities hinterlegt sind sowie eine weitere Konfigurationsdatei, in welcher Imports in den Schemen </text:span><text:soft-page-break/><text:span text:style-name="T18">aufgelöst werden. Sofern die XML-Eingabedatei oder das Schema keine externen Entities oder Schemen heranzieht, brauchen die Konfigurationsdateien auch keine Einträge aufweisen.</text:span></text:p>
      <text:p text:style-name="P22"><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werden, weil die Hinterlegung derselben mit dem Aufbau der Konfigurationsdatei konfligieren </text:span><text:span text:style-name="T16">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span text:style-name="T22">Die Einträge der Konfigurationsdatei werden der Reihe nach auf den Text angewendet, sodass spätere Einträge auf den bereits erfolgten Ersetzungen vorangegangener Einträge reagieren müssen.</text:span></text:p>
      <text:p text:style-name="P18"><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8"><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text:span><text:span text:style-name="T16">aus $/odt2html/templates/template1/ in die einzelnen Bestandteile zerlegt, welche dann von </text:span><text:span text:style-name="T16">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pan text:style-name="T16">$/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8"><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text:span><text:soft-page-break/><text:span text:style-name="T16">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pan text:style-name="keyword"><text:span text:style-name="T16">odt2all2-Workflow</text:span></text:span><text:span text:style-name="T16"> unter $/workflows/ ergänzt odt2all1-Workflow um grafische Dialoge zur Bedienung des Workflows, wo zuerst die odt2all1-Konfigurationsdatei ausgewählt oder neu </text:span><text:span text:style-name="T16">angelegt wird, um dann mit odt2all1_config_edit2 aus $/workflows/gui/odt2all1_config_edit2/ die </text:span><text:span text:style-name="T16">Eingabe-ODT-Dateien zu hinterlegen oder zu verändern. Daraufhin muss eine html2epub1-</text:span><text:span text:style-name="T16">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pan text:style-name="keyword"><text:span text:style-name="T16">odt2epub2-Workflow</text:span></text:span><text:span text:style-name="T16"> unter $/workflows/ unterscheidet sich von odt2epub1-Workflow nur </text:span><text:span text:style-name="T16">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pan text:style-name="T16">dann mit html_concatenate1 zusammengefügt werden, html2epub1-Workflow packt dann zu EPUB2 zusammen. </text:span></text:p>
      <text:p text:style-name="P18"><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text:span><text:soft-page-break/><text:span text:style-name="T16">$/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ext:span><text:span text:style-name="T16">transformiert wird, um html2pdf1-Workflow aufrufen zu können. </text:span></text:p>
      <text:p text:style-name="P18"><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18"><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 </text:span></text:p>
      <text:p text:style-name="P18"><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text:span><text:span text:style-name="T16">$/xsltransformator/xsltransformator1/ darauf an und übermittelt das Ergebnis an eine WordPress-</text:span><text:span text:style-name="T16">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18"><text:span text:style-name="keyword"><text:span text:style-name="T16">odt2all1_config_edit1</text:span></text:span><text:span text:style-name="T16"> unter $/workflows/gui/odt2all1_config_edit1/ dient der Workflow-</text:span><text:span text:style-name="T16">Unterstützung und erlaubt das Auswählen oder Neuanlegen einer odt2all1-Workflow-Konfigurationsdatei, wobei sowohl die Eingabe-ODT-Dateien als auch die html2epub1-Konfigurationsdatei hinterlegt werden können. </text:span></text:p>
      <text:p text:style-name="P18"><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 </text:span></text:p>
      <text:p text:style-name="P23"><text:span text:style-name="keyword"><text:span text:style-name="T23">xml_split1</text:span></text:span><text:span text:style-name="T23"> unter $/xml_split/xml_split1/ verhält sich ganz wie html_split1 mit dem Unterschied, dass keine Sonderbehandlung für bestimmte HTML-Elemente wie zum Beispiel solche mit Dateipfaden erfolgt.</text:span></text:p>
      <text:p text:style-name="P18"><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8"><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text:span><text:soft-page-break/><text:span text:style-name="T16">jeweilig gewünschten Pfad der Ausgabe-Datei. Intern wird xsltransformator1 aufgerufen.</text:span></text:p>
      <text:p text:style-name="chapter_5f_heading">Den Quellcode kompilieren</text:p>
      <text:p text:style-name="paragraph_5f_first"><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text:span><text:span text:style-name="T17">ausführbare Dateien (Java Bytecode) ohne Quelltext überlassen wurden oder auf einem Server ausgeführt werden, der über ein Netzwerk zugänglich ist, muss entweder kenntlich gemacht sein, </text:span><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text:span><text:span text:style-name="T17">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19">apt-get install openjdk-6-jdk </text:p>
      <text:p text:style-name="P19">ein JDK installiert werden. Weil GNU make üblicherweise vorinstalliert ist, genügt der Befehl </text:p>
      <text:p text:style-name="P19">make </text:p>
      <text:p text:style-name="P19">im Wurzelverzeichnis $/. </text:p>
      <text:p text:style-name="P19">Da das offizielle öffentliche Repository auf GitHub gehostet wird, ist kollaboratives Arbeiten an der Software besonders einfach. Mit einem GitHub-Account kann zunächst ein „Fork“, eine eigene Kopie des Repositorys angelegt werden. Sofern git mittels </text:p>
      <text:p text:style-name="P19">apt-get install git </text:p>
      <text:p text:style-name="P19">installiert wurde, kann mit dem Befehl </text:p>
      <text:p text:style-name="P19">git clone &lt;HTTPS clone URL des Repositorys auf github.com&gt; </text:p>
      <text:p text:style-name="P19">eine lokale Kopie heruntergeladen werden, in welcher die Entwicklung stattfindet. Ist die Programmierung abgeschlossen, können die Änderungen mit dem Dreisatz </text:p>
      <text:p text:style-name="P19">git add * </text:p>
      <text:p text:style-name="P19">git commit -m "Beschreibung der Änderungen" </text:p>
      <text:p text:style-name="P19">git push origin &lt;Branch, erst mal master&gt; </text:p>
      <text:p text:style-name="P19">in den eigenen Fork hochgeladen und damit veröffentlicht werden. Zu berücksichtigen ist dabei, dass alle Änderungen ebenfalls unter GNU Affero General Public License 3 or any later version <text:soft-page-break/>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4H59M26S</meta:editing-duration>
    <meta:editing-cycles>109</meta:editing-cycles>
    <meta:initial-creator>Stephan Kreutzer</meta:initial-creator>
    <dc:date>2015-04-04T19:57:19</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3" meta:paragraph-count="85" meta:word-count="5136" meta:character-count="44216"/>
  </office:meta>
</office:document-meta>
</file>